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system-ui, sans-serif, 'Apple Color Emoji', 'Segoe UI Emoji', 'Segoe UI Symbol', 'Noto Color Emoji', system-ui, sans-serif"/>
  </office:font-face-decls>
  <office:automatic-styles>
    <style:style style:name="P1" style:family="paragraph" style:parent-style-name="Heading_20_3">
      <style:text-properties fo:font-size="10.5pt" fo:font-weight="bold" officeooo:rsid="00006268" officeooo:paragraph-rsid="00006268"/>
    </style:style>
    <style:style style:name="P2" style:family="paragraph" style:parent-style-name="Standard">
      <style:text-properties officeooo:rsid="00006268" officeooo:paragraph-rsid="00006268"/>
    </style:style>
    <style:style style:name="P3" style:family="paragraph" style:parent-style-name="Text_20_body">
      <style:text-properties fo:color="#000000" loext:opacity="100%"/>
    </style:style>
    <style:style style:name="T1" style:family="text">
      <style:text-properties officeooo:rsid="00025396"/>
    </style:style>
    <style:style style:name="T2" style:family="text">
      <style:text-properties fo:font-size="10.5pt" fo:font-weight="bold"/>
    </style:style>
    <style:style style:name="T3" style:family="text">
      <style:text-properties fo:font-variant="normal" fo:text-transform="none" fo:color="#ffffff" loext:opacity="100%" style:font-name="ui-sans-serif" fo:font-size="10.5pt" fo:letter-spacing="normal" fo:font-style="normal" fo:font-weight="normal" loext:padding-left="0.423cm" loext:padding-right="0cm" loext:padding-top="0.049cm" loext:padding-bottom="0.318cm" loext:border-left="0.06pt solid #ffffff" loext:border-right="none" loext:border-top="0.06pt solid #ffffff" loext:border-bottom="0.06pt solid #ffffff"/>
    </style:style>
    <style:style style:name="T4" style:family="text">
      <style:text-properties fo:font-variant="normal" fo:text-transform="none" style:font-name="ui-sans-serif" fo:font-size="10.5pt" fo:letter-spacing="normal" fo:font-style="normal" fo:font-weight="normal" loext:padding-left="0.423cm" loext:padding-right="0cm" loext:padding-top="0.049cm" loext:padding-bottom="0.318cm" loext:border-left="0.06pt solid #ffffff" loext:border-right="none" loext:border-top="0.06pt solid #ffffff" loext:border-bottom="0.06pt solid 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us Meeting<text:line-break/>syloti archive<text:line-break/>my text digets</text:p>
      <text:p text:style-name="P2">flipbook<text:line-break/><text:line-break/><text:line-break/><text:span text:style-name="T1">learning design as a backend dev.<text:line-break/></text:span></text:p>
      <text:h text:style-name="P1" text:outline-level="3">Future Enhancements and Roadmap.pdf</text:h>
      <text:p text:style-name="Text_20_body"><text:line-break/><text:span text:style-name="T2">Concept Overview — AI-Powered Personal Knowledge Assistant.pdf</text:span></text:p>
      <text:p text:style-name="Text_20_body"><text:line-break/><text:span text:style-name="T2">Technical Architecture and Data Flow.pdf</text:span></text:p>
      <text:p text:style-name="Text_20_body"><text:line-break/><text:span text:style-name="T2">Challenges and Optimization Strategies.pdf</text:span></text:p>
      <text:p text:style-name="P3"><text:line-break/><text:span text:style-name="T4">Please give me an overview of all the documents in this project</text:span><text:line-break/><text:span text:style-name="T4">please make this summary in 10 lines</text:span></text:p>
      <text:p text:style-name="P3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system-ui, sans-serif, 'Apple Color Emoji', 'Segoe UI Emoji', 'Segoe UI Symbol', 'Noto Color Emoji', 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6:15:53.572544488</meta:creation-date>
    <dc:date>2025-10-17T06:59:19.426870413</dc:date>
    <meta:editing-duration>PT44M13S</meta:editing-duration>
    <meta:editing-cycles>1</meta:editing-cycles>
    <meta:document-statistic meta:table-count="0" meta:image-count="0" meta:object-count="0" meta:page-count="1" meta:paragraph-count="8" meta:word-count="52" meta:character-count="371" meta:non-whitespace-character-count="317"/>
    <meta:generator>LibreOffice/7.3.7.2$Linux_X86_64 LibreOffice_project/30$Build-2</meta:generator>
  </office:meta>
</office:document-meta>
</file>